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7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38.51pt"/>
    </style:style>
    <style:style style:name="co4" style:family="table-column">
      <style:table-column-properties fo:break-before="auto" style:column-width="69.45pt"/>
    </style:style>
    <style:style style:name="co5" style:family="table-column">
      <style:table-column-properties fo:break-before="auto" style:column-width="233.09pt"/>
    </style:style>
    <style:style style:name="co6" style:family="table-column">
      <style:table-column-properties fo:break-before="auto" style:column-width="208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1pt" fo:break-before="auto" style:use-optimal-row-height="false"/>
    </style:style>
    <style:style style:name="ro3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72bf44"/>
    </style:style>
    <style:style style:name="ce3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style:text-underline-mode="continuous" style:text-overline-mode="continuous" style:text-line-through-mode="continuous" style:font-size-asian="10pt" style:language-asian="none" style:country-asian="none" style:font-style-asian="normal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style:text-underline-mode="continuous" style:text-overline-mode="continuous" style:text-line-through-mode="continuous" style:font-size-asian="10pt" style:language-asian="none" style:country-asian="none" style:font-style-asian="normal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3715a"/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style:vertical-align="top"/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3715a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wrap-option="wrap"/>
    </style:style>
    <style:style style:name="T1" style:family="text">
      <style:text-properties style:font-size-complex="10pt" fo:color="#000000" style:font-name-asian="Monospace" style:font-name-complex="Monospace" style:font-name="Monospace" fo:font-size="10pt" style:font-size-asian="10pt"/>
    </style:style>
    <style:style style:name="T2" style:family="text">
      <style:text-properties style:font-size-complex="10pt" style:font-name-asian="Monospace" style:font-name-complex="Monospace" style:font-name="Monospace" fo:font-size="10pt" style:font-size-asian="10pt" fo:font-weight="bold" fo:color="#7f0055" style:font-weight-complex="bold" style:font-weight-asian="bold"/>
    </style:style>
    <style:style style:name="T3" style:family="text">
      <style:text-properties style:font-size-complex="10pt" style:font-name-asian="Monospace" style:font-name-complex="Monospace" style:font-name="Monospace" fo:font-size="10pt" style:font-size-asian="10pt" fo:color="#000000"/>
    </style:style>
    <style:style style:name="T4" style:family="text">
      <style:text-properties style:font-size-complex="10pt" style:font-name-asian="Monospace" style:font-name-complex="Monospace" style:font-name="Monospace" fo:font-size="10pt" style:font-size-asian="10pt" fo:color="#6a3e3e"/>
    </style:style>
    <style:style style:name="T5" style:family="text">
      <style:text-properties style:font-size-asian="10pt" style:font-size-complex="10pt" fo:color="#000000" style:font-name="Monospace" fo:font-size="10pt" style:font-name-asian="Monospace" style:font-name-complex="Monospace"/>
    </style:style>
    <style:style style:name="T6" style:family="text">
      <style:text-properties style:font-size-asian="10pt" style:font-size-complex="10pt" style:font-name="Monospace" fo:font-size="10pt" style:font-name-asian="Monospace" style:font-name-complex="Monospace" fo:color="#6a3e3e"/>
    </style:style>
    <style:style style:name="T7" style:family="text">
      <style:text-properties style:font-size-asian="10pt" style:font-size-complex="10pt" style:font-name="Monospace" fo:font-size="10pt" style:font-name-asian="Monospace" style:font-name-complex="Monospace" fo:color="#000000"/>
    </style:style>
    <style:style style:name="T8" style:family="text">
      <style:text-properties fo:color="#000000" style:font-name="Monospace" style:font-name-complex="Monospace" fo:font-size="10pt" style:font-size-asian="10pt" style:font-size-complex="10pt" style:font-name-asian="Monospace"/>
    </style:style>
    <style:style style:name="T9" style:family="text">
      <style:text-properties style:font-name="Monospace" style:font-name-complex="Monospace" fo:font-size="10pt" style:font-size-asian="10pt" style:font-size-complex="10pt" style:font-name-asian="Monospace" style:font-weight-asian="bold" fo:font-weight="bold" style:font-weight-complex="bold" fo:color="#7f0055"/>
    </style:style>
    <style:style style:name="T10" style:family="text">
      <style:text-properties style:font-name="Monospace" style:font-name-complex="Monospace" fo:font-size="10pt" style:font-size-asian="10pt" style:font-size-complex="10pt" style:font-name-asian="Monospace" fo:color="#000000"/>
    </style:style>
    <style:style style:name="T11" style:family="text">
      <style:text-properties style:font-name="Monospace" style:font-name-complex="Monospace" fo:font-size="10pt" style:font-size-asian="10pt" style:font-size-complex="10pt" style:font-name-asian="Monospace" fo:color="#7f0055" fo:font-weight="bold" style:font-weight-asian="bold" style:font-weight-complex="bold"/>
    </style:style>
    <style:style style:name="T12" style:family="text">
      <style:text-properties style:font-name="Monospace" style:font-name-complex="Monospace" fo:font-size="10pt" style:font-size-asian="10pt" style:font-size-complex="10pt" style:font-name-asian="Monospace" fo:color="#6a3e3e"/>
    </style:style>
    <style:style style:name="T13" style:family="text">
      <style:text-properties style:font-size-complex="10pt" fo:color="#000000" style:font-name="Monospace" fo:font-size="10pt" style:font-size-asian="10pt" style:font-name-asian="Monospace" style:font-name-complex="Monospace"/>
    </style:style>
    <style:style style:name="T14" style:family="text">
      <style:text-properties style:font-size-complex="10pt" style:font-name="Monospace" fo:font-size="10pt" style:font-size-asian="10pt" style:font-name-asian="Monospace" style:font-name-complex="Monospace" fo:color="#6a3e3e"/>
    </style:style>
    <style:style style:name="T15" style:family="text">
      <style:text-properties style:font-size-complex="10pt" style:font-name="Monospace" fo:font-size="10pt" style:font-size-asian="10pt" style:font-name-asian="Monospace" style:font-name-complex="Monospace" fo:color="#000000"/>
    </style:style>
    <style:style style:name="T16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7" style:family="text">
      <style:text-properties style:font-name="Monospace" fo:font-size="10pt" style:font-name-asian="Monospace" style:font-size-asian="10pt" style:font-name-complex="Monospace" style:font-size-complex="10pt" fo:color="#7f0055" style:font-weight-complex="bold" fo:font-weight="bold" style:font-weight-asian="bold"/>
    </style:style>
    <style:style style:name="T18" style:family="text">
      <style:text-properties style:font-name="Monospace" fo:font-size="10pt" style:font-name-asian="Monospace" style:font-size-asian="10pt" style:font-name-complex="Monospace" style:font-size-complex="10pt" fo:color="#000000"/>
    </style:style>
    <style:style style:name="T19" style:family="text">
      <style:text-properties style:font-name="Monospace" fo:font-size="10pt" style:font-name-asian="Monospace" style:font-size-asian="10pt" style:font-name-complex="Monospace" style:font-size-complex="10pt" fo:color="#7f0055" fo:font-weight="bold" style:font-weight-asian="bold" style:font-weight-complex="bold"/>
    </style:style>
    <style:style style:name="T20" style:family="text">
      <style:text-properties style:font-name="Monospace" fo:font-size="10pt" style:font-name-asian="Monospace" style:font-size-asian="10pt" style:font-name-complex="Monospace" style:font-size-complex="10pt" fo:color="#6a3e3e"/>
    </style:style>
    <style:style style:name="T21" style:family="text">
      <style:text-properties style:font-name="Monospace" fo:font-size="10pt" style:font-size-asian="10pt" style:font-size-complex="10pt" fo:color="#000000" style:font-name-asian="Monospace" style:font-name-complex="Monospace"/>
    </style:style>
    <style:style style:name="T22" style:family="text">
      <style:text-properties fo:color="#000000" style:font-name="Monospace" fo:font-size="10pt" style:font-name-asian="Monospace" style:font-name-complex="Monospace" style:font-size-asian="10pt" style:font-size-complex="10pt"/>
    </style:style>
    <style:style style:name="T23" style:family="text">
      <style:text-properties style:font-name="Monospace" fo:font-size="10pt" style:font-name-asian="Monospace" style:font-name-complex="Monospace" style:font-size-asian="10pt" style:font-size-complex="10pt" fo:color="#6a3e3e"/>
    </style:style>
    <style:style style:name="T24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25" style:family="text">
      <style:text-properties style:font-size-asian="10pt" style:font-size-complex="10pt" style:font-name="Monospace" fo:font-size="10pt" style:font-name-asian="Monospace" style:font-name-complex="Monospace" fo:color="#7f0055" fo:font-weight="bold" style:font-weight-asian="bold" style:font-weight-complex="bold"/>
    </style:style>
    <style:style style:name="T26" style:family="text">
      <style:text-properties style:font-size-asian="10pt" style:font-size-complex="10pt" style:font-name="Monospace" fo:font-size="10pt" style:font-name-asian="Monospace" style:font-name-complex="Monospace" fo:color="#0000c0"/>
    </style:style>
    <style:style style:name="T27" style:family="text">
      <style:text-properties fo:font-weight="bold" style:font-name-complex="Monospace" style:font-size-complex="10pt" fo:color="#000000" style:font-name="Monospace" fo:font-size="10pt" style:font-name-asian="Monospace" style:font-weight-complex="bold" style:font-weight-asian="bold" style:font-size-asian="10pt"/>
    </style:style>
    <style:style style:name="T28" style:family="text">
      <style:text-properties fo:font-weight="bold" style:font-name-complex="Monospace" style:font-size-complex="10pt" style:font-name="Monospace" fo:font-size="10pt" style:font-name-asian="Monospace" style:font-weight-complex="bold" fo:color="#7f0055" style:font-weight-asian="bold" style:font-size-asian="10pt"/>
    </style:style>
    <style:style style:name="T29" style:family="text">
      <style:text-properties style:font-name-complex="Monospace" style:font-size-complex="10pt" style:font-name="Monospace" fo:font-size="10pt" style:font-name-asian="Monospace" style:font-size-asian="10pt" fo:color="#000000"/>
    </style:style>
    <style:style style:name="T30" style:family="text">
      <style:text-properties style:font-name-complex="Monospace" style:font-size-complex="10pt" style:font-name="Monospace" fo:font-size="10pt" style:font-name-asian="Monospace" style:font-size-asian="10pt" fo:color="#6a3e3e"/>
    </style:style>
    <style:style style:name="T31" style:family="text">
      <style:text-properties style:font-name-complex="Monospace" style:font-size-complex="10pt" style:font-name="Monospace" fo:font-size="10pt" style:font-name-asian="Monospace" style:font-size-asian="10pt" fo:color="#0000c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office:value-type="string" calcext:value-type="string">
            <text:p>1. Round normal</text:p>
          </table:table-cell>
          <table:table-cell/>
          <table:table-cell office:value-type="string" calcext:value-type="string">
            <text:p>credits Nika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credits second</text:p>
          </table:table-cell>
          <table:table-cell office:value-type="string" calcext:value-type="string">
            <text:p>Resources second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Not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ll and buy price += price * 0.1</text:p>
          </table:table-cell>
          <table:table-cell office:value-type="float" office:value="1" calcext:value-type="float">
            <text:p>1</text:p>
          </table:table-cell>
          <table:table-cell office:value-type="float" office:value="18132.29" calcext:value-type="float">
            <text:p>18132.29</text:p>
          </table:table-cell>
          <table:table-cell office:value-type="string" calcext:value-type="string">
            <text:p>{B=0, A=1, C=4, D=2, F=0, E=2, G=15, J=14}</text:p>
          </table:table-cell>
          <table:table-cell office:value-type="float" office:value="15091.57" calcext:value-type="float">
            <text:p>15091.57</text:p>
          </table:table-cell>
          <table:table-cell office:value-type="string" calcext:value-type="string">
            <text:p>{A=0, B=0, C=1, D=1, F=0, G=0, E=0, K=0, J=0}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_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185.94" calcext:value-type="float">
            <text:p>15185.94</text:p>
          </table:table-cell>
          <table:table-cell office:value-type="string" calcext:value-type="string">
            <text:p>{B=0, A=0, C=1, D=3, F=0, G=11, E=0, J=8}</text:p>
          </table:table-cell>
          <table:table-cell office:value-type="float" office:value="12941.6" calcext:value-type="float">
            <text:p>12941.6</text:p>
          </table:table-cell>
          <table:table-cell office:value-type="string" calcext:value-type="string">
            <text:p>{K=0}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1_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995.2" calcext:value-type="float">
            <text:p>19995.2</text:p>
          </table:table-cell>
          <table:table-cell office:value-type="string" calcext:value-type="string">
            <text:p>{B=0, A=0, C=0, D=0, F=0, E=0, G=9, J=12}</text:p>
          </table:table-cell>
          <table:table-cell office:value-type="float" office:value="13522.2" calcext:value-type="float">
            <text:p>13522.2</text:p>
          </table:table-cell>
          <table:table-cell office:value-type="string" calcext:value-type="string">
            <text:p>{J=0}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_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461.02" calcext:value-type="float">
            <text:p>15461.02</text:p>
          </table:table-cell>
          <table:table-cell office:value-type="string" calcext:value-type="string">
            <text:p>{B=0, A=0, C=1, D=3, F=0, E=0, G=7, J=8}</text:p>
          </table:table-cell>
          <table:table-cell office:value-type="float" office:value="12634.04" calcext:value-type="float">
            <text:p>12634.04</text:p>
          </table:table-cell>
          <table:table-cell office:value-type="string" calcext:value-type="string">
            <text:p>{K=0}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1_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751.62" calcext:value-type="float">
            <text:p>16751.62</text:p>
          </table:table-cell>
          <table:table-cell office:value-type="string" calcext:value-type="string">
            <text:p>{B=1, A=1, C=4, D=2, F=0, E=2, G=16, K=0, J=11}</text:p>
          </table:table-cell>
          <table:table-cell office:value-type="float" office:value="12956.24" calcext:value-type="float">
            <text:p>12956.24</text:p>
          </table:table-cell>
          <table:table-cell office:value-type="string" calcext:value-type="string">
            <text:p>{K=0}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_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4717.53" calcext:value-type="float">
            <text:p>14717.53</text:p>
          </table:table-cell>
          <table:table-cell office:value-type="string" calcext:value-type="string">
            <text:p>{B=1, A=1, C=0, D=2, F=0, G=8, E=0, J=9}</text:p>
          </table:table-cell>
          <table:table-cell office:value-type="float" office:value="13436.91" calcext:value-type="float">
            <text:p>13436.91</text:p>
          </table:table-cell>
          <table:table-cell office:value-type="string" calcext:value-type="string">
            <text:p>{K=0}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1_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1_6</text:p>
          </table:table-cell>
          <table:table-cell table:style-name="ce13" office:value-type="string" calcext:value-type="string">
            <text:p>Lost but my values was higher. Weird error?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729.33" calcext:value-type="float">
            <text:p>18729.33</text:p>
          </table:table-cell>
          <table:table-cell office:value-type="string" calcext:value-type="string">
            <text:p>{B=1, A=1, C=2, D=1, F=1, G=13, E=1, J=9}</text:p>
          </table:table-cell>
          <table:table-cell office:value-type="float" office:value="13894.35" calcext:value-type="float">
            <text:p>13894.35</text:p>
          </table:table-cell>
          <table:table-cell office:value-type="string" calcext:value-type="string">
            <text:p>{J=0}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1_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4758.42" calcext:value-type="float">
            <text:p>14758.42</text:p>
          </table:table-cell>
          <table:table-cell office:value-type="string" calcext:value-type="string">
            <text:p>{B=1, A=1, C=7, D=0, F=0, E=2, G=16, J=14, K=0}</text:p>
          </table:table-cell>
          <table:table-cell office:value-type="float" office:value="12810.68" calcext:value-type="float">
            <text:p>12810.68</text:p>
          </table:table-cell>
          <table:table-cell office:value-type="string" calcext:value-type="string">
            <text:p>{J=0}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_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726.07" calcext:value-type="float">
            <text:p>16726.07</text:p>
          </table:table-cell>
          <table:table-cell office:value-type="string" calcext:value-type="string">
            <text:p>{B=0, A=0, C=0, D=2, F=0, G=8, E=1, J=3, K=0}</text:p>
          </table:table-cell>
          <table:table-cell office:value-type="float" office:value="13421.07" calcext:value-type="float">
            <text:p>13421.07</text:p>
          </table:table-cell>
          <table:table-cell office:value-type="string" calcext:value-type="string">
            <text:p>{J=0}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1_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sum</text:p>
          </table:table-cell>
          <table:table-cell table:style-name="ce1" table:formula="of:=AVERAGE([.C2:.C11])" office:value-type="float" office:value="16717.4911111111" calcext:value-type="float">
            <text:p>16717.4911111111</text:p>
          </table:table-cell>
          <table:table-cell table:style-name="ce1"/>
          <table:table-cell table:style-name="ce1" table:formula="of:=AVERAGE([.E2:.E11])" office:value-type="float" office:value="13412.0733333333" calcext:value-type="float">
            <text:p>13412.0733333333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1" office:value-type="string" calcext:value-type="string">
            <text:p>diff</text:p>
          </table:table-cell>
          <table:table-cell table:style-name="ce1" table:formula="of:=([.C13] - [.E13])" office:value-type="float" office:value="3305.41777777778" calcext:value-type="float">
            <text:p>3305.41777777778</text:p>
          </table:table-cell>
          <table:table-cell table:style-name="ce1" table:number-columns-repeated="1021"/>
        </table:table-row>
        <table:table-row table:style-name="ro1">
          <table:table-cell/>
          <table:table-cell office:value-type="string" calcext:value-type="string">
            <text:p>sum fixed</text:p>
          </table:table-cell>
          <table:table-cell table:style-name="ce1" table:formula="of:=AVERAGE([.C2]; [.C4]; [.C6]; [.C8] ; [.C10])" office:value-type="float" office:value="17409.3825" calcext:value-type="float">
            <text:p>17409.3825</text:p>
          </table:table-cell>
          <table:table-cell/>
          <table:table-cell table:style-name="ce1" table:formula="of:=AVERAGE([.E2]; [.E4]; [.E6]; [.E8] ; [.E10])" office:value-type="float" office:value="13595.1725" calcext:value-type="float">
            <text:p>13595.172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um random</text:p>
          </table:table-cell>
          <table:table-cell table:style-name="ce1" table:formula="of:=AVERAGE([.C3]; [.C5]; [.C7]; [.C9] ; [.C11])" office:value-type="float" office:value="16163.978" calcext:value-type="float">
            <text:p>16163.978</text:p>
          </table:table-cell>
          <table:table-cell/>
          <table:table-cell table:style-name="ce1" table:formula="of:=AVERAGE([.E3]; [.E5]; [.E7]; [.E9] ; [.E11])" office:value-type="float" office:value="13265.594" calcext:value-type="float">
            <text:p>13265.594</text:p>
          </table:table-cell>
          <table:table-cell table:number-columns-repeated="1019"/>
        </table:table-row>
        <table:table-row table:style-name="ro1">
          <table:table-cell table:style-name="ce2" table:number-columns-repeated="1024"/>
        </table:table-row>
        <table:table-row table:style-name="ro1">
          <table:table-cell office:value-type="string" calcext:value-type="string">
            <text:p>2. Rou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ge probability of the bundles: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<text:span text:style-name="T1"/><text:span text:style-name="T2">if</text:span><text:span text:style-name="T3"> ( </text:span><text:span text:style-name="T4">value</text:span><text:span text:style-name="T3"> &gt; 0){</text:span></text:p>
            <text:p><text:span text:style-name="T5"/><text:span text:style-name="T5"/><text:span text:style-name="T5"/><text:span text:style-name="T5"/><text:span text:style-name="T6">probability</text:span><text:span text:style-name="T7"> = 100;</text:span></text:p>
            <text:p><text:span text:style-name="T8"/><text:span text:style-name="T8"/><text:span text:style-name="T8"/><text:span text:style-name="T8"/><text:span text:style-name="T8">}</text:span><text:span text:style-name="T9">else</text:span><text:span text:style-name="T10"> </text:span><text:span text:style-name="T11">if</text:span><text:span text:style-name="T10">(</text:span><text:span text:style-name="T12">value</text:span><text:span text:style-name="T10"> == 0) {</text:span></text:p>
            <text:p><text:span text:style-name="T13"/><text:span text:style-name="T13"/><text:span text:style-name="T13"/><text:span text:style-name="T13"/><text:span text:style-name="T13"/><text:span text:style-name="T14">probability</text:span><text:span text:style-name="T15"> = 50;</text:span></text:p>
            <text:p><text:span text:style-name="T16"/><text:span text:style-name="T16"/><text:span text:style-name="T16"/><text:span text:style-name="T16"/><text:span text:style-name="T16">}</text:span><text:span text:style-name="T16"/><text:span text:style-name="T17">else</text:span><text:span text:style-name="T18"> </text:span><text:span text:style-name="T19">if</text:span><text:span text:style-name="T18">(</text:span><text:span text:style-name="T20">value</text:span><text:span text:style-name="T18"> &lt; 0) {</text:span></text:p>
            <text:p><text:span text:style-name="T13"/><text:span text:style-name="T13"/><text:span text:style-name="T13"/><text:span text:style-name="T13"/><text:span text:style-name="T13"/><text:span text:style-name="T14">probability</text:span><text:span text:style-name="T15"> = 0;</text:span></text:p>
            <text:p><text:span text:style-name="T21"/><text:span text:style-name="T21"/><text:span text:style-name="T21"/><text:span text:style-name="T21"/><text:span text:style-name="T21">}</text:span></text:p>
          </table:table-cell>
          <table:table-cell table:number-columns-repeated="1023"/>
        </table:table-row>
        <table:table-row table:style-name="ro1">
          <table:table-cell table:style-name="ce4"/>
          <table:table-cell/>
          <table:table-cell office:value-type="string" calcext:value-type="string">
            <text:p>credits Nika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credits second</text:p>
          </table:table-cell>
          <table:table-cell office:value-type="string" calcext:value-type="string">
            <text:p>Resources second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Notes</text:p>
          </table:table-cell>
          <table:table-cell table:number-columns-repeated="1015"/>
        </table:table-row>
        <table:table-row table:style-name="ro1">
          <table:table-cell table:style-name="ce5"/>
          <table:table-cell office:value-type="float" office:value="1" calcext:value-type="float">
            <text:p>1</text:p>
          </table:table-cell>
          <table:table-cell office:value-type="float" office:value="24932.22" calcext:value-type="float">
            <text:p>24932.22</text:p>
          </table:table-cell>
          <table:table-cell office:value-type="string" calcext:value-type="string">
            <text:p>{E=0, F=0, J=8, C=3, G=23, A=1, B=1, D=0}</text:p>
          </table:table-cell>
          <table:table-cell office:value-type="float" office:value="13012.62" calcext:value-type="float">
            <text:p>13012.62</text:p>
          </table:table-cell>
          <table:table-cell office:value-type="string" calcext:value-type="string">
            <text:p>{J=0}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2_0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1645.36" calcext:value-type="float">
            <text:p>11645.36</text:p>
          </table:table-cell>
          <table:table-cell table:style-name="ce11" office:value-type="string" calcext:value-type="string">
            <text:p>{F=1, E=0, J=12, C=1, G=12, A=1, B=1, D=1}</text:p>
          </table:table-cell>
          <table:table-cell table:style-name="ce11" office:value-type="float" office:value="12833.49" calcext:value-type="float">
            <text:p>12833.49</text:p>
          </table:table-cell>
          <table:table-cell office:value-type="string" calcext:value-type="string">
            <text:p>{K=0}</text:p>
          </table:table-cell>
          <table:table-cell table:style-name="ce11" office:value-type="string" calcext:value-type="string">
            <text:p>Random</text:p>
          </table:table-cell>
          <table:table-cell table:style-name="ce11" office:value-type="string" calcext:value-type="string">
            <text:p>2_1</text:p>
          </table:table-cell>
          <table:table-cell table:style-name="ce11" office:value-type="string" calcext:value-type="string">
            <text:p>LOST! Maybe error?</text:p>
          </table:table-cell>
          <table:table-cell table:style-name="ce11" table:number-columns-repeated="1015"/>
        </table:table-row>
        <table:table-row table:style-name="ro1">
          <table:table-cell table:style-name="ce5"/>
          <table:table-cell office:value-type="float" office:value="3" calcext:value-type="float">
            <text:p>3</text:p>
          </table:table-cell>
          <table:table-cell office:value-type="float" office:value="21856.81" calcext:value-type="float">
            <text:p>21856.81</text:p>
          </table:table-cell>
          <table:table-cell office:value-type="string" calcext:value-type="string">
            <text:p>{E=1, F=0, J=13, C=1, G=19, A=0, B=0, D=0}</text:p>
          </table:table-cell>
          <table:table-cell office:value-type="float" office:value="13774.9" calcext:value-type="float">
            <text:p>13774.9</text:p>
          </table:table-cell>
          <table:table-cell office:value-type="string" calcext:value-type="string">
            <text:p>{K=0}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2_2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float" office:value="16219.15" calcext:value-type="float">
            <text:p>16219.15</text:p>
          </table:table-cell>
          <table:table-cell office:value-type="string" calcext:value-type="string">
            <text:p>{F=1, E=0, J=9, C=2, G=13, A=1, B=0, D=5}</text:p>
          </table:table-cell>
          <table:table-cell office:value-type="float" office:value="13142.42" calcext:value-type="float">
            <text:p>13142.42</text:p>
          </table:table-cell>
          <table:table-cell office:value-type="string" calcext:value-type="string">
            <text:p>{K=0}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2_3</text:p>
          </table:table-cell>
          <table:table-cell table:number-columns-repeated="1016"/>
        </table:table-row>
        <table:table-row table:style-name="ro1">
          <table:table-cell table:style-name="ce7"/>
          <table:table-cell office:value-type="float" office:value="5" calcext:value-type="float">
            <text:p>5</text:p>
          </table:table-cell>
          <table:table-cell office:value-type="float" office:value="17985.37" calcext:value-type="float">
            <text:p>17985.37</text:p>
          </table:table-cell>
          <table:table-cell office:value-type="string" calcext:value-type="string">
            <text:p>{E=1, J=13, F=0, C=1, G=18, A=1, B=0, K=0, D=0}</text:p>
          </table:table-cell>
          <table:table-cell office:value-type="float" office:value="12987.32" calcext:value-type="float">
            <text:p>12987.32</text:p>
          </table:table-cell>
          <table:table-cell office:value-type="string" calcext:value-type="string">
            <text:p>{J=0}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2_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5590.03" calcext:value-type="float">
            <text:p>15590.03</text:p>
          </table:table-cell>
          <table:table-cell office:value-type="string" calcext:value-type="string">
            <text:p>{J=1, F=1, E=1, C=0, G=12, A=1, B=0, K=0, D=3}</text:p>
          </table:table-cell>
          <table:table-cell office:value-type="float" office:value="12716.12" calcext:value-type="float">
            <text:p>12716.12</text:p>
          </table:table-cell>
          <table:table-cell office:value-type="string" calcext:value-type="string">
            <text:p>{J=0}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2_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2420.94" calcext:value-type="float">
            <text:p>22420.94</text:p>
          </table:table-cell>
          <table:table-cell office:value-type="string" calcext:value-type="string">
            <text:p>{E=2, F=0, J=14, C=3, G=22, A=0, B=0, D=1}</text:p>
          </table:table-cell>
          <table:table-cell office:value-type="float" office:value="13587.77" calcext:value-type="float">
            <text:p>13587.77</text:p>
          </table:table-cell>
          <table:table-cell office:value-type="string" calcext:value-type="string">
            <text:p>{K=0}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2_6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319.16" calcext:value-type="float">
            <text:p>13319.16</text:p>
          </table:table-cell>
          <table:table-cell office:value-type="string" calcext:value-type="string">
            <text:p>{F=1, E=1, J=8, C=0, G=12, A=1, B=0, D=3}</text:p>
          </table:table-cell>
          <table:table-cell office:value-type="float" office:value="12278.48" calcext:value-type="float">
            <text:p>12278.48</text:p>
          </table:table-cell>
          <table:table-cell office:value-type="string" calcext:value-type="string">
            <text:p>{K=0}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2_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8285.98" calcext:value-type="float">
            <text:p>18285.98</text:p>
          </table:table-cell>
          <table:table-cell office:value-type="string" calcext:value-type="string">
            <text:p>{E=3, F=0, J=11, C=4, G=22, A=1, B=0, K=0, D=2}</text:p>
          </table:table-cell>
          <table:table-cell office:value-type="float" office:value="13417.5" calcext:value-type="float">
            <text:p>13417.5</text:p>
          </table:table-cell>
          <table:table-cell office:value-type="string" calcext:value-type="string">
            <text:p>{J=0}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2_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4657.06" calcext:value-type="float">
            <text:p>14657.06</text:p>
          </table:table-cell>
          <table:table-cell office:value-type="string" calcext:value-type="string">
            <text:p>{F=1, E=0, J=11, C=1, G=13, A=0, B=1, D=4}</text:p>
          </table:table-cell>
          <table:table-cell office:value-type="float" office:value="12708.3" calcext:value-type="float">
            <text:p>12708.3</text:p>
          </table:table-cell>
          <table:table-cell office:value-type="string" calcext:value-type="string">
            <text:p>{K=0}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2_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sum</text:p>
          </table:table-cell>
          <table:table-cell table:style-name="ce1" table:formula="of:=AVERAGE([.C22]; [.C24:.C31])" office:value-type="float" office:value="18362.9688888889" calcext:value-type="float">
            <text:p>18362.9688888889</text:p>
          </table:table-cell>
          <table:table-cell table:style-name="ce1"/>
          <table:table-cell table:style-name="ce1" table:formula="of:=AVERAGE([.E22]; [.E24:.E31])" office:value-type="float" office:value="13069.4922222222" calcext:value-type="float">
            <text:p>13069.4922222222</text:p>
          </table:table-cell>
          <table:table-cell table:style-name="ce1" table:number-columns-repeated="4"/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diff</text:p>
          </table:table-cell>
          <table:table-cell table:style-name="ce1" table:formula="of:=([.C33] - [.E33])" office:value-type="float" office:value="5293.47666666666" calcext:value-type="float">
            <text:p>5293.47666666666</text:p>
          </table:table-cell>
          <table:table-cell table:style-name="ce1" table:number-columns-repeated="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m fixed</text:p>
          </table:table-cell>
          <table:table-cell table:style-name="ce1" table:formula="of:=AVERAGE([.C22]; [.C24]; [.C26]; [.C28] ; [.C30])" office:value-type="float" office:value="21096.264" calcext:value-type="float">
            <text:p>21096.264</text:p>
          </table:table-cell>
          <table:table-cell/>
          <table:table-cell table:style-name="ce1" table:formula="of:=AVERAGE([.E22]; [.E24]; [.E26]; [.E28] ; [.E30])" office:value-type="float" office:value="13356.022" calcext:value-type="float">
            <text:p>13356.0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um random</text:p>
          </table:table-cell>
          <table:table-cell table:style-name="ce1" table:formula="of:=AVERAGE([.C23]; [.C25]; [.C27]; [.C29] ; [.C31])" office:value-type="float" office:value="14286.152" calcext:value-type="float">
            <text:p>14286.152</text:p>
          </table:table-cell>
          <table:table-cell/>
          <table:table-cell table:style-name="ce1" table:formula="of:=AVERAGE([.E23]; [.E25]; [.E27]; [.E29] ; [.E31])" office:value-type="float" office:value="12735.762" calcext:value-type="float">
            <text:p>12735.762</text:p>
          </table:table-cell>
          <table:table-cell table:number-columns-repeated="1019"/>
        </table:table-row>
        <table:table-row table:style-name="ro1">
          <table:table-cell table:style-name="ce2" table:number-columns-repeated="1024"/>
        </table:table-row>
        <table:table-row table:style-name="ro1">
          <table:table-cell office:value-type="string" calcext:value-type="string">
            <text:p>3. Rou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ge probability of the bundles: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<text:span text:style-name="T22"/><text:span text:style-name="T22"/><text:span text:style-name="T22"/><text:span text:style-name="T22"/><text:span text:style-name="T22"/><text:span text:style-name="T23">probability</text:span><text:span text:style-name="T24"> -= </text:span><text:span text:style-name="T23">diffprob</text:span><text:span text:style-name="T24">;</text:span>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credits Nika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credits second</text:p>
          </table:table-cell>
          <table:table-cell office:value-type="string" calcext:value-type="string">
            <text:p>Resources second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Notes</text:p>
          </table:table-cell>
          <table:table-cell table:number-columns-repeated="1015"/>
        </table:table-row>
        <table:table-row table:style-name="ro1">
          <table:table-cell table:style-name="ce5"/>
          <table:table-cell office:value-type="float" office:value="1" calcext:value-type="float">
            <text:p>1</text:p>
          </table:table-cell>
          <table:table-cell office:value-type="float" office:value="21291.45" calcext:value-type="float">
            <text:p>21291.45</text:p>
          </table:table-cell>
          <table:table-cell office:value-type="string" calcext:value-type="string">
            <text:p>{B=0, D=1, F=0, C=3, J=11, G=19, E=3, A=0}</text:p>
          </table:table-cell>
          <table:table-cell office:value-type="float" office:value="13647.47" calcext:value-type="float">
            <text:p>13647.47</text:p>
          </table:table-cell>
          <table:table-cell office:value-type="string" calcext:value-type="string">
            <text:p>{K=0}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3_0</text:p>
          </table:table-cell>
          <table:table-cell table:number-columns-repeated="1016"/>
        </table:table-row>
        <table:table-row table:style-name="ro1">
          <table:table-cell table:style-name="ce9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776.57" calcext:value-type="float">
            <text:p>16776.57</text:p>
          </table:table-cell>
          <table:table-cell table:style-name="ce12" office:value-type="string" calcext:value-type="string">
            <text:p>{B=0, D=2, F=0, C=0, J=9, G=11, E=0, A=0}</text:p>
          </table:table-cell>
          <table:table-cell table:style-name="ce12" office:value-type="float" office:value="12894.84" calcext:value-type="float">
            <text:p>12894.84</text:p>
          </table:table-cell>
          <table:table-cell table:style-name="ce12" office:value-type="string" calcext:value-type="string">
            <text:p>{J=0}</text:p>
          </table:table-cell>
          <table:table-cell table:style-name="ce12" office:value-type="string" calcext:value-type="string">
            <text:p>Random</text:p>
          </table:table-cell>
          <table:table-cell table:style-name="ce12" office:value-type="string" calcext:value-type="string">
            <text:p>3_1</text:p>
          </table:table-cell>
          <table:table-cell table:style-name="ce12" table:number-columns-repeated="1016"/>
        </table:table-row>
        <table:table-row table:style-name="ro1">
          <table:table-cell table:style-name="ce5"/>
          <table:table-cell office:value-type="float" office:value="3" calcext:value-type="float">
            <text:p>3</text:p>
          </table:table-cell>
          <table:table-cell office:value-type="float" office:value="20009.81" calcext:value-type="float">
            <text:p>20009.81</text:p>
          </table:table-cell>
          <table:table-cell office:value-type="string" calcext:value-type="string">
            <text:p>{B=1, D=2, F=0, C=5, J=13, G=15, E=3, A=0}</text:p>
          </table:table-cell>
          <table:table-cell office:value-type="float" office:value="13523.48" calcext:value-type="float">
            <text:p>13523.48</text:p>
          </table:table-cell>
          <table:table-cell table:style-name="ce12" office:value-type="string" calcext:value-type="string">
            <text:p>{J=0}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3_2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float" office:value="15472.01" calcext:value-type="float">
            <text:p>15472.01</text:p>
          </table:table-cell>
          <table:table-cell office:value-type="string" calcext:value-type="string">
            <text:p>{B=1, D=1, F=0, C=2, K=0, J=0, G=6, E=0, A=1}</text:p>
          </table:table-cell>
          <table:table-cell office:value-type="float" office:value="13063.47" calcext:value-type="float">
            <text:p>13063.47</text:p>
          </table:table-cell>
          <table:table-cell table:style-name="ce12" office:value-type="string" calcext:value-type="string">
            <text:p>{J=0}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3_3</text:p>
          </table:table-cell>
          <table:table-cell table:number-columns-repeated="1016"/>
        </table:table-row>
        <table:table-row table:style-name="ro1">
          <table:table-cell table:style-name="ce7"/>
          <table:table-cell office:value-type="float" office:value="5" calcext:value-type="float">
            <text:p>5</text:p>
          </table:table-cell>
          <table:table-cell office:value-type="float" office:value="18436.42" calcext:value-type="float">
            <text:p>18436.42</text:p>
          </table:table-cell>
          <table:table-cell office:value-type="string" calcext:value-type="string">
            <text:p>{B=0, D=2, F=0, C=4, J=14, G=17, E=1, A=1}</text:p>
          </table:table-cell>
          <table:table-cell office:value-type="float" office:value="13417.56" calcext:value-type="float">
            <text:p>13417.56</text:p>
          </table:table-cell>
          <table:table-cell office:value-type="string" calcext:value-type="string">
            <text:p>{B=0, D=0, F=0, C=0, K=0, J=1, G=0, E=1, A=0}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3_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3_5</text:p>
          </table:table-cell>
          <table:table-cell office:value-type="string" calcext:value-type="string">
            <text:p>Random Exception – ungueltig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451.66" calcext:value-type="float">
            <text:p>19451.66</text:p>
          </table:table-cell>
          <table:table-cell office:value-type="string" calcext:value-type="string">
            <text:p>{B=1, D=1, F=0, C=3, J=15, G=16, E=1, A=0}</text:p>
          </table:table-cell>
          <table:table-cell office:value-type="float" office:value="13165.91" calcext:value-type="float">
            <text:p>13165.91</text:p>
          </table:table-cell>
          <table:table-cell table:style-name="ce12" office:value-type="string" calcext:value-type="string">
            <text:p>{J=0}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3_6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386.96" calcext:value-type="float">
            <text:p>16386.96</text:p>
          </table:table-cell>
          <table:table-cell office:value-type="string" calcext:value-type="string">
            <text:p>{B=1, D=5, F=1, C=2, J=8, G=13, E=1, A=1}</text:p>
          </table:table-cell>
          <table:table-cell table:style-name="ce7" office:value-type="float" office:value="16375.94" calcext:value-type="float">
            <text:p>16375.94</text:p>
          </table:table-cell>
          <table:table-cell office:value-type="string" calcext:value-type="string">
            <text:p>{K=0}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3_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5264.99" calcext:value-type="float">
            <text:p>15264.99</text:p>
          </table:table-cell>
          <table:table-cell office:value-type="string" calcext:value-type="string">
            <text:p>{B=0, D=1, F=0, C=3, J=14, G=16, E=3, A=0}</text:p>
          </table:table-cell>
          <table:table-cell office:value-type="float" office:value="13182.75" calcext:value-type="float">
            <text:p>13182.75</text:p>
          </table:table-cell>
          <table:table-cell office:value-type="string" calcext:value-type="string">
            <text:p>{K=0}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3_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375.94" calcext:value-type="float">
            <text:p>16375.94</text:p>
          </table:table-cell>
          <table:table-cell office:value-type="string" calcext:value-type="string">
            <text:p>{B=1, D=5, F=0, C=1, J=13, G=15, E=2, A=0}</text:p>
          </table:table-cell>
          <table:table-cell table:style-name="ce7" office:value-type="float" office:value="12810.19" calcext:value-type="float">
            <text:p>12810.19</text:p>
          </table:table-cell>
          <table:table-cell table:style-name="ce12" office:value-type="string" calcext:value-type="string">
            <text:p>{J=0}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3_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sum</text:p>
          </table:table-cell>
          <table:table-cell table:style-name="ce1" table:formula="of:=AVERAGE([.C42:.C51])" office:value-type="float" office:value="17718.4233333333" calcext:value-type="float">
            <text:p>17718.4233333333</text:p>
          </table:table-cell>
          <table:table-cell table:style-name="ce1"/>
          <table:table-cell table:style-name="ce1" table:formula="of:=AVERAGE([.E42:.E51])" office:value-type="float" office:value="13564.6233333333" calcext:value-type="float">
            <text:p>13564.6233333333</text:p>
          </table:table-cell>
          <table:table-cell table:style-name="ce1" table:number-columns-repeated="4"/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diff</text:p>
          </table:table-cell>
          <table:table-cell table:style-name="ce1" table:formula="of:=([.C53] - [.E53])" office:value-type="float" office:value="4153.8" calcext:value-type="float">
            <text:p>4153.8</text:p>
          </table:table-cell>
          <table:table-cell table:style-name="ce1" table:number-columns-repeated="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m fixed</text:p>
          </table:table-cell>
          <table:table-cell table:style-name="ce1" table:formula="of:=AVERAGE([.C42]; [.C44]; [.C46]; [.C48] ; [.C50])" office:value-type="float" office:value="18890.866" calcext:value-type="float">
            <text:p>18890.866</text:p>
          </table:table-cell>
          <table:table-cell/>
          <table:table-cell table:style-name="ce1" table:formula="of:=AVERAGE([.E42]; [.E44]; [.E46]; [.E48] ; [.E50])" office:value-type="float" office:value="13387.434" calcext:value-type="float">
            <text:p>13387.43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um random</text:p>
          </table:table-cell>
          <table:table-cell table:style-name="ce1" table:formula="of:=AVERAGE([.C43]; [.C45]; [.C47]; [.C49] ; [.C51])" office:value-type="float" office:value="16252.87" calcext:value-type="float">
            <text:p>16252.87</text:p>
          </table:table-cell>
          <table:table-cell/>
          <table:table-cell table:style-name="ce1" table:formula="of:=AVERAGE([.E43]; [.E45]; [.E47]; [.E49] ; [.E51])" office:value-type="float" office:value="13786.11" calcext:value-type="float">
            <text:p>13786.11</text:p>
          </table:table-cell>
          <table:table-cell table:number-columns-repeated="1019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4. Rou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ctioneer C offer &gt;=0 items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25">if</text:span><text:span text:style-name="T7">(</text:span><text:span text:style-name="T26">currentRound</text:span><text:span text:style-name="T7"> &lt; 150) {</text:span><text:span text:style-name="T7"/></text:p>
            <text:p><text:span text:style-name="T27"> </text:span><text:span text:style-name="T28">if</text:span><text:span text:style-name="T29">(</text:span><text:span text:style-name="T30">entry</text:span><text:span text:style-name="T29">.getValue() =&lt; 0 &amp;&amp; </text:span><text:span text:style-name="T31">wallet</text:span><text:span text:style-name="T29">.get(</text:span><text:span text:style-name="T30">entry</text:span><text:span text:style-name="T29">.getKey()) &gt; 0) {</text:span></text:p>
          </table:table-cell>
          <table:table-cell table:number-columns-repeated="1023"/>
        </table:table-row>
        <table:table-row table:style-name="ro1">
          <table:table-cell table:style-name="ce5"/>
          <table:table-cell/>
          <table:table-cell office:value-type="string" calcext:value-type="string">
            <text:p>credits Nika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credits second</text:p>
          </table:table-cell>
          <table:table-cell office:value-type="string" calcext:value-type="string">
            <text:p>Resources second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Notes</text:p>
          </table:table-cell>
          <table:table-cell table:number-columns-repeated="1015"/>
        </table:table-row>
        <table:table-row table:style-name="ro1">
          <table:table-cell table:style-name="ce5"/>
          <table:table-cell office:value-type="float" office:value="1" calcext:value-type="float">
            <text:p>1</text:p>
          </table:table-cell>
          <table:table-cell office:value-type="float" office:value="36889.77" calcext:value-type="float">
            <text:p>36889.77</text:p>
          </table:table-cell>
          <table:table-cell office:value-type="string" calcext:value-type="string">
            <text:p>{E=1, D=0, C=2, F=0, G=2, J=14, A=1, B=1}</text:p>
          </table:table-cell>
          <table:table-cell office:value-type="float" office:value="12911.97" calcext:value-type="float">
            <text:p>12911.97</text:p>
          </table:table-cell>
          <table:table-cell office:value-type="string" calcext:value-type="string">
            <text:p>{K=0}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_0</text:p>
          </table:table-cell>
          <table:table-cell table:number-columns-repeated="1016"/>
        </table:table-row>
        <table:table-row table:style-name="ro1">
          <table:table-cell table:style-name="ce9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24804.91" calcext:value-type="float">
            <text:p>24804.91</text:p>
          </table:table-cell>
          <table:table-cell table:style-name="ce12" office:value-type="string" calcext:value-type="string">
            <text:p>{E=0, D=4, C=2, K=0, G=0, F=0, J=13, A=0, B=0}</text:p>
          </table:table-cell>
          <table:table-cell table:style-name="ce12" office:value-type="float" office:value="13748.26" calcext:value-type="float">
            <text:p>13748.26</text:p>
          </table:table-cell>
          <table:table-cell table:style-name="ce12" office:value-type="string" calcext:value-type="string">
            <text:p>{K=0, G=0}</text:p>
          </table:table-cell>
          <table:table-cell table:style-name="ce12" office:value-type="string" calcext:value-type="string">
            <text:p>Random</text:p>
          </table:table-cell>
          <table:table-cell table:style-name="ce12" office:value-type="string" calcext:value-type="string">
            <text:p>4_1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5"/>
          <table:table-cell office:value-type="float" office:value="3" calcext:value-type="float">
            <text:p>3</text:p>
          </table:table-cell>
          <table:table-cell office:value-type="float" office:value="28113.24" calcext:value-type="float">
            <text:p>28113.24</text:p>
          </table:table-cell>
          <table:table-cell office:value-type="string" calcext:value-type="string">
            <text:p>{E=1, D=2, C=4, F=0, G=4, J=15, A=0, B=0}</text:p>
          </table:table-cell>
          <table:table-cell office:value-type="float" office:value="12903.59" calcext:value-type="float">
            <text:p>12903.59</text:p>
          </table:table-cell>
          <table:table-cell table:style-name="ce12" office:value-type="string" calcext:value-type="string">
            <text:p>{K=0}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_2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float" office:value="21628.93" calcext:value-type="float">
            <text:p>21628.93</text:p>
          </table:table-cell>
          <table:table-cell office:value-type="string" calcext:value-type="string">
            <text:p>{E=1, C=0, D=2, G=0, F=1, J=9, A=0, B=1}</text:p>
          </table:table-cell>
          <table:table-cell office:value-type="float" office:value="13274.4" calcext:value-type="float">
            <text:p>13274.4</text:p>
          </table:table-cell>
          <table:table-cell table:style-name="ce12" office:value-type="string" calcext:value-type="string">
            <text:p>{J=0}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4_3</text:p>
          </table:table-cell>
          <table:table-cell table:number-columns-repeated="1016"/>
        </table:table-row>
        <table:table-row table:style-name="ro1">
          <table:table-cell table:style-name="ce7"/>
          <table:table-cell office:value-type="float" office:value="5" calcext:value-type="float">
            <text:p>5</text:p>
          </table:table-cell>
          <table:table-cell office:value-type="float" office:value="36349.93" calcext:value-type="float">
            <text:p>36349.93</text:p>
          </table:table-cell>
          <table:table-cell office:value-type="string" calcext:value-type="string">
            <text:p>{E=2, D=0, C=1, F=0, G=2, J=15, A=0, B=0}</text:p>
          </table:table-cell>
          <table:table-cell office:value-type="float" office:value="14274.98" calcext:value-type="float">
            <text:p>14274.98</text:p>
          </table:table-cell>
          <table:table-cell office:value-type="string" calcext:value-type="string">
            <text:p>{G=0, J=0}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_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8412.69" calcext:value-type="float">
            <text:p>18412.69</text:p>
          </table:table-cell>
          <table:table-cell office:value-type="string" calcext:value-type="string">
            <text:p>{E=1, D=4, C=2, G=0, F=0, J=12, A=1, B=1}</text:p>
          </table:table-cell>
          <table:table-cell office:value-type="float" office:value="13134.35" calcext:value-type="float">
            <text:p>13134.35</text:p>
          </table:table-cell>
          <table:table-cell office:value-type="string" calcext:value-type="string">
            <text:p>{J=0}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4_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7006.04" calcext:value-type="float">
            <text:p>47006.04</text:p>
          </table:table-cell>
          <table:table-cell office:value-type="string" calcext:value-type="string">
            <text:p>{E=1, D=1, C=3, F=0, G=1, J=14, A=0, B=0}</text:p>
          </table:table-cell>
          <table:table-cell office:value-type="float" office:value="14047.29" calcext:value-type="float">
            <text:p>14047.29</text:p>
          </table:table-cell>
          <table:table-cell table:style-name="ce12" office:value-type="string" calcext:value-type="string">
            <text:p>{J=0}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_6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354.1" calcext:value-type="float">
            <text:p>20354.1</text:p>
          </table:table-cell>
          <table:table-cell office:value-type="string" calcext:value-type="string">
            <text:p>{E=0, C=2, D=4, K=3, G=0, J=2, F=0, A=0, B=1}</text:p>
          </table:table-cell>
          <table:table-cell table:style-name="ce7" office:value-type="float" office:value="13524.8" calcext:value-type="float">
            <text:p>13524.8</text:p>
          </table:table-cell>
          <table:table-cell table:style-name="ce12" office:value-type="string" calcext:value-type="string">
            <text:p>{J=0}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4_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6071.75" calcext:value-type="float">
            <text:p>46071.75</text:p>
          </table:table-cell>
          <table:table-cell office:value-type="string" calcext:value-type="string">
            <text:p>{E=1, C=2, D=0, F=0, G=3, J=14, A=0, B=1}</text:p>
          </table:table-cell>
          <table:table-cell office:value-type="float" office:value="13003.2" calcext:value-type="float">
            <text:p>13003.2</text:p>
          </table:table-cell>
          <table:table-cell office:value-type="string" calcext:value-type="string">
            <text:p>{K=0}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_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5513.91" calcext:value-type="float">
            <text:p>25513.91</text:p>
          </table:table-cell>
          <table:table-cell office:value-type="string" calcext:value-type="string">
            <text:p>{E=1, D=1, C=0, G=0, F=0, J=10, A=0, B=1}</text:p>
          </table:table-cell>
          <table:table-cell table:style-name="ce7" office:value-type="float" office:value="13924.47" calcext:value-type="float">
            <text:p>13924.47</text:p>
          </table:table-cell>
          <table:table-cell table:style-name="ce12" office:value-type="string" calcext:value-type="string">
            <text:p>{J=0}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4_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sum</text:p>
          </table:table-cell>
          <table:table-cell table:style-name="ce1" table:formula="of:=AVERAGE([.C62:.C71])" office:value-type="float" office:value="30514.527" calcext:value-type="float">
            <text:p>30514.527</text:p>
          </table:table-cell>
          <table:table-cell table:style-name="ce1"/>
          <table:table-cell table:style-name="ce1" table:formula="of:=AVERAGE([.E62:.E71])" office:value-type="float" office:value="13474.731" calcext:value-type="float">
            <text:p>13474.731</text:p>
          </table:table-cell>
          <table:table-cell table:style-name="ce1" table:number-columns-repeated="4"/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diff</text:p>
          </table:table-cell>
          <table:table-cell table:style-name="ce1" table:formula="of:=([.C73] - [.E73])" office:value-type="float" office:value="17039.796" calcext:value-type="float">
            <text:p>17039.796</text:p>
          </table:table-cell>
          <table:table-cell table:style-name="ce1" table:number-columns-repeated="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m fixed</text:p>
          </table:table-cell>
          <table:table-cell table:style-name="ce1" table:formula="of:=AVERAGE([.C62]; [.C64]; [.C66]; [.C68] ; [.C70])" office:value-type="float" office:value="38886.146" calcext:value-type="float">
            <text:p>38886.146</text:p>
          </table:table-cell>
          <table:table-cell/>
          <table:table-cell table:style-name="ce1" table:formula="of:=AVERAGE([.E62]; [.E64]; [.E66]; [.E68] ; [.E70])" office:value-type="float" office:value="13428.206" calcext:value-type="float">
            <text:p>13428.2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um random</text:p>
          </table:table-cell>
          <table:table-cell table:style-name="ce1" table:formula="of:=AVERAGE([.C63]; [.C65]; [.C67]; [.C69] ; [.C71])" office:value-type="float" office:value="22142.908" calcext:value-type="float">
            <text:p>22142.908</text:p>
          </table:table-cell>
          <table:table-cell/>
          <table:table-cell table:style-name="ce1" table:formula="of:=AVERAGE([.E63]; [.E65]; [.E67]; [.E69] ; [.E71])" office:value-type="float" office:value="13521.256" calcext:value-type="float">
            <text:p>13521.256</text:p>
          </table:table-cell>
          <table:table-cell table:number-columns-repeated="1019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5. Rou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ctioneer C – too many J’s and K’s at the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f more than 5 J’s or K’s in the wallet, sell it to C</text:p>
          </table:table-cell>
          <table:table-cell table:number-columns-repeated="1023"/>
        </table:table-row>
        <table:table-row table:style-name="ro1">
          <table:table-cell table:style-name="ce5"/>
          <table:table-cell/>
          <table:table-cell office:value-type="string" calcext:value-type="string">
            <text:p>credits Nika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credits second</text:p>
          </table:table-cell>
          <table:table-cell office:value-type="string" calcext:value-type="string">
            <text:p>Resources second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Notes</text:p>
          </table:table-cell>
          <table:table-cell table:number-columns-repeated="1015"/>
        </table:table-row>
        <table:table-row table:style-name="ro1">
          <table:table-cell table:style-name="ce5"/>
          <table:table-cell office:value-type="float" office:value="1" calcext:value-type="float">
            <text:p>1</text:p>
          </table:table-cell>
          <table:table-cell office:value-type="float" office:value="51661.55" calcext:value-type="float">
            <text:p>51661.55</text:p>
          </table:table-cell>
          <table:table-cell office:value-type="string" calcext:value-type="string">
            <text:p>{E=2, D=2, J=4, B=1, A=1, G=1, F=0, C=4}</text:p>
          </table:table-cell>
          <table:table-cell office:value-type="float" office:value="13627.38" calcext:value-type="float">
            <text:p>13627.38</text:p>
          </table:table-cell>
          <table:table-cell table:style-name="ce12" office:value-type="string" calcext:value-type="string">
            <text:p>{J=0}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5_0</text:p>
          </table:table-cell>
          <table:table-cell table:number-columns-repeated="1016"/>
        </table:table-row>
        <table:table-row table:style-name="ro1">
          <table:table-cell table:style-name="ce9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22256.44" calcext:value-type="float">
            <text:p>22256.44</text:p>
          </table:table-cell>
          <table:table-cell table:style-name="ce12" office:value-type="string" calcext:value-type="string">
            <text:p>{E=1, J=4, D=4, B=1, A=0, K=0, G=0, F=0, C=2}</text:p>
          </table:table-cell>
          <table:table-cell table:style-name="ce12" office:value-type="float" office:value="12573.72" calcext:value-type="float">
            <text:p>12573.72</text:p>
          </table:table-cell>
          <table:table-cell table:style-name="ce12" office:value-type="string" calcext:value-type="string">
            <text:p>{J=0}</text:p>
          </table:table-cell>
          <table:table-cell table:style-name="ce12" office:value-type="string" calcext:value-type="string">
            <text:p>Random</text:p>
          </table:table-cell>
          <table:table-cell table:style-name="ce12" office:value-type="string" calcext:value-type="string">
            <text:p>5_1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5"/>
          <table:table-cell office:value-type="float" office:value="3" calcext:value-type="float">
            <text:p>3</text:p>
          </table:table-cell>
          <table:table-cell office:value-type="float" office:value="51974.08" calcext:value-type="float">
            <text:p>51974.08</text:p>
          </table:table-cell>
          <table:table-cell office:value-type="string" calcext:value-type="string">
            <text:p>{E=1, D=2, J=7, B=0, A=1, G=7, F=0, C=4}</text:p>
          </table:table-cell>
          <table:table-cell office:value-type="float" office:value="12221.76" calcext:value-type="float">
            <text:p>12221.76</text:p>
          </table:table-cell>
          <table:table-cell table:style-name="ce12" office:value-type="string" calcext:value-type="string">
            <text:p>{J=0}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5_2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float" office:value="28268.46" calcext:value-type="float">
            <text:p>28268.46</text:p>
          </table:table-cell>
          <table:table-cell office:value-type="string" calcext:value-type="string">
            <text:p>{E=2, D=4, J=4, B=0, A=0, G=0, F=0, C=2}</text:p>
          </table:table-cell>
          <table:table-cell office:value-type="float" office:value="12827.54" calcext:value-type="float">
            <text:p>12827.54</text:p>
          </table:table-cell>
          <table:table-cell table:style-name="ce12" office:value-type="string" calcext:value-type="string">
            <text:p>{J=0}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5_3</text:p>
          </table:table-cell>
          <table:table-cell table:number-columns-repeated="1016"/>
        </table:table-row>
        <table:table-row table:style-name="ro1">
          <table:table-cell table:style-name="ce7"/>
          <table:table-cell office:value-type="float" office:value="5" calcext:value-type="float">
            <text:p>5</text:p>
          </table:table-cell>
          <table:table-cell office:value-type="float" office:value="52101.68" calcext:value-type="float">
            <text:p>52101.68</text:p>
          </table:table-cell>
          <table:table-cell office:value-type="string" calcext:value-type="string">
            <text:p>{E=0, J=8, D=0, B=0, A=1, K=0, G=2, F=0, C=2}</text:p>
          </table:table-cell>
          <table:table-cell office:value-type="float" office:value="13451.37" calcext:value-type="float">
            <text:p>13451.37</text:p>
          </table:table-cell>
          <table:table-cell table:style-name="ce12" office:value-type="string" calcext:value-type="string">
            <text:p>{J=0}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5_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7213.51" calcext:value-type="float">
            <text:p>27213.51</text:p>
          </table:table-cell>
          <table:table-cell office:value-type="string" calcext:value-type="string">
            <text:p>{E=0, D=3, J=6, B=1, A=0, G=0, F=0, C=1}</text:p>
          </table:table-cell>
          <table:table-cell office:value-type="float" office:value="13734.09" calcext:value-type="float">
            <text:p>13734.09</text:p>
          </table:table-cell>
          <table:table-cell table:style-name="ce12" office:value-type="string" calcext:value-type="string">
            <text:p>{J=0}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5_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3538.11" calcext:value-type="float">
            <text:p>53538.11</text:p>
          </table:table-cell>
          <table:table-cell office:value-type="string" calcext:value-type="string">
            <text:p>{E=1, D=0, J=8, B=0, A=0, G=2, F=0, C=2}</text:p>
          </table:table-cell>
          <table:table-cell office:value-type="float" office:value="12285.15" calcext:value-type="float">
            <text:p>12285.15</text:p>
          </table:table-cell>
          <table:table-cell table:style-name="ce12" office:value-type="string" calcext:value-type="string">
            <text:p>{J=0}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5_6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6868.65" calcext:value-type="float">
            <text:p>26868.65</text:p>
          </table:table-cell>
          <table:table-cell office:value-type="string" calcext:value-type="string">
            <text:p>{E=0, D=3, J=4, B=1, A=0, G=0, F=1, C=1}</text:p>
          </table:table-cell>
          <table:table-cell table:style-name="ce7" office:value-type="float" office:value="13099.07" calcext:value-type="float">
            <text:p>13099.07</text:p>
          </table:table-cell>
          <table:table-cell table:style-name="ce12" office:value-type="string" calcext:value-type="string">
            <text:p>{J=0}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5_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5701.73" calcext:value-type="float">
            <text:p>55701.73</text:p>
          </table:table-cell>
          <table:table-cell office:value-type="string" calcext:value-type="string">
            <text:p>{E=1, D=2, J=7, B=1, A=1, K=0, G=5, F=0, C=4}</text:p>
          </table:table-cell>
          <table:table-cell office:value-type="float" office:value="13880.43" calcext:value-type="float">
            <text:p>13880.43</text:p>
          </table:table-cell>
          <table:table-cell table:style-name="ce12" office:value-type="string" calcext:value-type="string">
            <text:p>{J=0}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5_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6633.17" calcext:value-type="float">
            <text:p>26633.17</text:p>
          </table:table-cell>
          <table:table-cell office:value-type="string" calcext:value-type="string">
            <text:p>{E=1, J=4, D=3, B=0, A=0, K=0, G=0, F=0, C=1}</text:p>
          </table:table-cell>
          <table:table-cell table:style-name="ce7" office:value-type="float" office:value="13034.93" calcext:value-type="float">
            <text:p>13034.93</text:p>
          </table:table-cell>
          <table:table-cell table:style-name="ce12" office:value-type="string" calcext:value-type="string">
            <text:p>{J=0}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5_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sum</text:p>
          </table:table-cell>
          <table:table-cell table:style-name="ce1" table:formula="of:=AVERAGE([.C82:.C91])" office:value-type="float" office:value="39621.738" calcext:value-type="float">
            <text:p>39621.738</text:p>
          </table:table-cell>
          <table:table-cell table:style-name="ce1"/>
          <table:table-cell table:style-name="ce1" table:formula="of:=AVERAGE([.E82:.E91])" office:value-type="float" office:value="13073.544" calcext:value-type="float">
            <text:p>13073.544</text:p>
          </table:table-cell>
          <table:table-cell table:style-name="ce1" table:number-columns-repeated="4"/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diff</text:p>
          </table:table-cell>
          <table:table-cell table:style-name="ce1" table:formula="of:=([.C93] - [.E93])" office:value-type="float" office:value="26548.194" calcext:value-type="float">
            <text:p>26548.194</text:p>
          </table:table-cell>
          <table:table-cell table:style-name="ce1" table:number-columns-repeated="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m fixed</text:p>
          </table:table-cell>
          <table:table-cell table:style-name="ce1" table:formula="of:=AVERAGE([.C82]; [.C84]; [.C86]; [.C88] ; [.C90])" office:value-type="float" office:value="52995.43" calcext:value-type="float">
            <text:p>52995.43</text:p>
          </table:table-cell>
          <table:table-cell/>
          <table:table-cell table:style-name="ce1" table:formula="of:=AVERAGE([.E82]; [.E84]; [.E86]; [.E88] ; [.E90])" office:value-type="float" office:value="13093.218" calcext:value-type="float">
            <text:p>13093.2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um random</text:p>
          </table:table-cell>
          <table:table-cell table:style-name="ce1" table:formula="of:=AVERAGE([.C83]; [.C85]; [.C87]; [.C89] ; [.C91])" office:value-type="float" office:value="26248.046" calcext:value-type="float">
            <text:p>26248.046</text:p>
          </table:table-cell>
          <table:table-cell/>
          <table:table-cell table:style-name="ce1" table:formula="of:=AVERAGE([.E83]; [.E85]; [.E87]; [.E89] ; [.E91])" office:value-type="float" office:value="13053.87" calcext:value-type="float">
            <text:p>13053.87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0:35:19.182405942</meta:creation-date>
    <dc:date>2020-02-09T17:42:25.448173622</dc:date>
    <meta:editing-duration>PT1H41M57S</meta:editing-duration>
    <meta:editing-cycles>13</meta:editing-cycles>
    <meta:generator>LibreOffice/6.0.7.3$Linux_X86_64 LibreOffice_project/00m0$Build-3</meta:generator>
    <meta:document-statistic meta:table-count="1" meta:cell-count="447" meta:object-count="0"/>
  </office:meta>
</office:document-meta>
</file>